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top="0cm" fo:margin-bottom="0.353cm" style:contextual-spacing="false" fo:line-height="100%" fo:text-align="justify" style:justify-single-word="false"/>
    </style:style>
    <style:style style:name="P2" style:family="paragraph" style:parent-style-name="Standard">
      <style:paragraph-properties fo:margin-top="0cm" fo:margin-bottom="0.423cm" style:contextual-spacing="false" fo:line-height="100%" fo:text-align="justify" style:justify-single-word="false"/>
    </style:style>
    <style:style style:name="P3" style:family="paragraph" style:parent-style-name="Standard">
      <style:paragraph-properties fo:margin-top="0.423cm" fo:margin-bottom="0.423cm" style:contextual-spacing="false" fo:line-height="100%" fo:text-align="justify" style:justify-single-word="false"/>
    </style:style>
    <style:style style:name="P4" style:family="paragraph" style:parent-style-name="LO-normal" style:list-style-name="WWNum1">
      <style:paragraph-properties fo:margin-left="1.27cm" fo:margin-right="0cm" fo:margin-top="0cm" fo:margin-bottom="0cm" style:contextual-spacing="false" fo:line-height="100%" fo:text-align="justify" style:justify-single-word="false" fo:text-indent="-0.635cm" style:auto-text-indent="false"/>
      <style:text-properties officeooo:paragraph-rsid="000e69ed"/>
    </style:style>
    <style:style style:name="P5" style:family="paragraph" style:parent-style-name="LO-normal" style:list-style-name="WWNum1">
      <style:paragraph-properties fo:margin-left="1.27cm" fo:margin-right="0cm" fo:margin-top="0cm" fo:margin-bottom="0.353cm" style:contextual-spacing="false" fo:line-height="100%" fo:text-align="justify" style:justify-single-word="false" fo:text-indent="-0.635cm" style:auto-text-indent="false"/>
      <style:text-properties officeooo:paragraph-rsid="000e69ed"/>
    </style:style>
    <style:style style:name="P6" style:family="paragraph" style:parent-style-name="LO-normal">
      <style:paragraph-properties fo:margin-left="0cm" fo:margin-right="0cm" fo:margin-top="0cm" fo:margin-bottom="0.353cm" style:contextual-spacing="false" fo:line-height="100%" fo:text-align="justify" style:justify-single-word="false" fo:text-indent="0cm" style:auto-text-indent="false"/>
      <style:text-properties officeooo:paragraph-rsid="000e69ed"/>
    </style:style>
    <style:style style:name="P7" style:family="paragraph" style:parent-style-name="LO-normal">
      <style:paragraph-properties fo:margin-top="0cm" fo:margin-bottom="0.353cm" style:contextual-spacing="false" fo:line-height="100%" fo:text-align="justify" style:justify-single-word="false"/>
      <style:text-properties officeooo:paragraph-rsid="000e69ed"/>
    </style:style>
    <style:style style:name="P8" style:family="paragraph" style:parent-style-name="LO-normal">
      <style:paragraph-properties fo:margin-top="0cm" fo:margin-bottom="0.423cm" style:contextual-spacing="false" fo:line-height="100%" fo:text-align="justify" style:justify-single-word="false"/>
      <style:text-properties officeooo:paragraph-rsid="000e69ed"/>
    </style:style>
    <style:style style:name="P9" style:family="paragraph" style:parent-style-name="LO-normal">
      <style:paragraph-properties fo:margin-top="0.423cm" fo:margin-bottom="0.423cm" style:contextual-spacing="false" fo:line-height="100%" fo:text-align="justify" style:justify-single-word="false"/>
      <style:text-properties officeooo:paragraph-rsid="000e69ed"/>
    </style:style>
    <style:style style:name="P10" style:family="paragraph" style:parent-style-name="LO-normal">
      <style:paragraph-properties fo:margin-left="0cm" fo:margin-right="0cm" fo:margin-top="0cm" fo:margin-bottom="0.353cm" style:contextual-spacing="false" fo:line-height="100%" fo:text-align="justify" style:justify-single-word="false" fo:text-indent="0cm" style:auto-text-indent="false"/>
      <style:text-properties officeooo:paragraph-rsid="000e69ed"/>
    </style:style>
    <style:style style:name="P11" style:family="paragraph" style:parent-style-name="LO-normal" style:master-page-name="Standard">
      <style:paragraph-properties fo:margin-left="0cm" fo:margin-right="0cm" fo:margin-top="0cm" fo:margin-bottom="0.353cm" style:contextual-spacing="false" fo:line-height="100%" fo:text-align="justify" style:justify-single-word="false" fo:text-indent="0cm" style:auto-text-indent="false" style:page-number="1"/>
      <style:text-properties fo:font-weight="bold" officeooo:paragraph-rsid="000e69ed" style:font-weight-asian="bold"/>
    </style:style>
    <style:style style:name="P12" style:family="paragraph" style:parent-style-name="LO-normal">
      <style:paragraph-properties fo:margin-left="0cm" fo:margin-right="0cm" fo:margin-top="0cm" fo:margin-bottom="0.353cm" style:contextual-spacing="false" fo:line-height="100%" fo:text-align="justify" style:justify-single-word="false" fo:text-indent="0cm" style:auto-text-indent="false"/>
      <style:text-properties fo:font-weight="bold" officeooo:paragraph-rsid="000e69ed" style:font-weight-asian="bold"/>
    </style:style>
    <style:style style:name="P13"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cm" fo:margin-bottom="0.353cm" style:contextual-spacing="false" fo:line-height="100%" fo:text-align="justify" style:justify-single-word="false" fo:text-indent="-0.635cm" style:auto-text-indent="false"/>
    </style:style>
    <style:style style:name="P15" style:family="paragraph" style:parent-style-name="Standard">
      <style:paragraph-properties fo:margin-top="0cm" fo:margin-bottom="0.353cm" style:contextual-spacing="false" fo:line-height="100%" fo:text-align="justify" style:justify-single-word="false"/>
      <style:text-properties fo:font-weight="bold" style:font-weight-asian="bold"/>
    </style:style>
    <style:style style:name="P16" style:family="paragraph" style:parent-style-name="Text_20_body">
      <style:paragraph-properties fo:margin-left="0cm" fo:margin-right="0cm" fo:margin-top="0cm" fo:margin-bottom="0.353cm" style:contextual-spacing="false" fo:line-height="100%" fo:text-align="justify" style:justify-single-word="false" fo:text-indent="0cm" style:auto-text-indent="false"/>
      <style:text-properties officeooo:paragraph-rsid="000e69ed"/>
    </style:style>
    <style:style style:name="P17" style:family="paragraph" style:parent-style-name="Text_20_body" style:list-style-name="WWNum2">
      <style:paragraph-properties fo:margin-left="1.251cm" fo:margin-right="0cm" fo:margin-top="0cm" fo:margin-bottom="0cm" style:contextual-spacing="false" fo:line-height="138%" fo:text-align="justify" style:justify-single-word="false" fo:text-indent="-0.499cm" style:auto-text-indent="false" style:writing-mode="lr-tb">
        <style:tab-stops>
          <style:tab-stop style:position="0cm"/>
        </style:tab-stops>
      </style:paragraph-properties>
      <style:text-properties officeooo:paragraph-rsid="000e69ed"/>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officeooo:paragraph-rsid="000e69ed"/>
    </style:style>
    <style:style style:name="P19" style:family="paragraph" style:parent-style-name="Text_20_body">
      <style:paragraph-properties fo:margin-top="0cm" fo:margin-bottom="0.176cm" style:contextual-spacing="false" fo:line-height="138%" fo:text-align="justify" style:justify-single-word="false" style:writing-mode="lr-tb"/>
      <style:text-properties officeooo:paragraph-rsid="000e69ed"/>
    </style:style>
    <style:style style:name="P20" style:family="paragraph" style:parent-style-name="Text_20_body">
      <style:paragraph-properties fo:margin-top="0cm" fo:margin-bottom="0.106cm" style:contextual-spacing="false" fo:line-height="138%" fo:text-align="justify" style:justify-single-word="false" style:writing-mode="lr-tb"/>
      <style:text-properties officeooo:paragraph-rsid="000e69ed"/>
    </style:style>
    <style:style style:name="P21" style:family="paragraph" style:parent-style-name="Text_20_body">
      <style:paragraph-properties fo:text-align="justify" style:justify-single-word="false"/>
      <style:text-properties fo:font-size="11pt" officeooo:paragraph-rsid="000e69ed" style:font-size-asian="11pt" style:font-size-complex="11pt"/>
    </style:style>
    <style:style style:name="P2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e69ed" style:text-blinking="false" fo:background-color="transparent" style:font-size-asian="11pt" style:font-style-asian="normal" style:font-weight-asian="normal" style:font-size-complex="11pt"/>
    </style:style>
    <style:style style:name="P23" style:family="paragraph" style:parent-style-name="Text_20_body">
      <style:paragraph-properties fo:text-align="justify" style:justify-single-word="false"/>
      <style:text-properties officeooo:paragraph-rsid="000e69e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style:style>
    <style:style style:name="T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style>
    <style:style style:name="T7" style:family="text">
      <style:text-properties fo:font-variant="normal" fo:text-transform="none" fo:color="#1155cc" loext:opacity="10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font-size-asian="11pt" style:font-style-asian="normal" style:font-weight-asian="normal"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6"><text:bookmark text:name="docs-internal-guid-17102de1-7fff-65b8-30"/><text:span text:style-name="T5">3. Justificación</text:span></text:p>
      <text:p text:style-name="P18"><text:span text:style-name="T6">Puede que ya existan muchas aplicaciones de comercio, pero en nuestro caso intentaremos asegurar en futuras actualizaciones que será bastante fluida la aplicación donde el cliente a la hora de buscar un producto de forma rápida y sencilla, donde serán catalogados los productos. Se pondrán los contactos de las empresas con las que trabajamos para que podías contactar si pasa algo con el producto.</text:span></text:p>
      <text:p text:style-name="P21"/>
      <text:p text:style-name="P18"><text:span text:style-name="T6">En otros casos avanzaremos bastante en la mejora de la aplicación en lo que pone en objetivos. Nuestros servidores se aseguran de guardar la información de nuestros clientes de forma segura de que el cliente pueda tener su información a la hora de pedir sus productos sin que tenga nervios a la hora de hacer sus compras en nuestra aplicación sin tener ningún problema.</text:span></text:p>
      <text:p text:style-name="P22"/>
      <text:p text:style-name="P19"><text:span text:style-name="T5">4. Objetivos</text:span></text:p>
      <text:p text:style-name="P20"><text:span text:style-name="T6">Lo que se pretende alcanzar los objetivos de este proyectos son:</text:span></text:p>
      <text:list xml:id="list117901901" text:style-name="WWNum2">
        <text:list-item>
          <text:p text:style-name="P17"><text:span text:style-name="T6">Permitir al usuario recibir notificaciones a través de gmail de sus compras y novedades de los productos que salgan.</text:span></text:p>
        </text:list-item>
        <text:list-item>
          <text:p text:style-name="P17"><text:span text:style-name="T6">El cliente tenga una comodidad a la hora de navegar y mirar  las cosas de la aplicación sin ningún problema.</text:span></text:p>
        </text:list-item>
        <text:list-item>
          <text:p text:style-name="P17"><text:span text:style-name="T6">Asegurar que nuestra base de datos sea sencilla para que se pueda utilizar de forma segura a la hora de guardar la información de nuestros clientes.</text:span></text:p>
        </text:list-item>
        <text:list-item>
          <text:p text:style-name="P17"><text:span text:style-name="T6">Hacer que la aplicación sea segura de navegar para el cliente.</text:span></text:p>
        </text:list-item>
        <text:list-item>
          <text:p text:style-name="P17"><text:span text:style-name="T6">La aplicación tendrá todas las funcionalidades de análisis de requisitos y futuras ideas para actualizar la aplicación.</text:span></text:p>
        </text:list-item>
        <text:list-item>
          <text:p text:style-name="P17"><text:span text:style-name="T6">Haremos un apartado donde los clientes puedan hacernos recomendaciones en el futuro para actualizar el programa.</text:span></text:p>
        </text:list-item>
        <text:list-item>
          <text:p text:style-name="P17"><text:span text:style-name="T6">Compromiso de nuestro grupo de forma constante para finalizar nuestro proyecto.</text:span></text:p>
        </text:list-item>
      </text:list>
      <text:p text:style-name="P12"/>
      <text:p text:style-name="P6"><text:span text:style-name="T1">5. Definición del público objetivo</text:span></text:p>
      <text:p text:style-name="P7">El perfil idóneo de usuarios que utilizarán la aplicación web son mujeres y hombres jóvenes de entre 20 y 25 años y adultos de entre 26 y 35 años de edad. La sencillez, rapidez y fiabilidad de la web serán características clave para que el usuario esté satisfecho.</text:p>
      <text:p text:style-name="P7"><text:span text:style-name="T1">6. Tecnología utilizada</text:span></text:p>
      <text:p text:style-name="P7">La aplicación se desarrollará con la plataforma de desarrollo Microsoft .NET para la creación de aplicaciones y servicios web, que incluye el entorno ASP.NET basado en el <text:span text:style-name="T2">Framework</text:span> 4.0. Además se utilizará la tecnología AJAX, que permitirá que la aplicación se ejecute en el navegador de los usuarios mientras se mantiene la comunicación con el servidor en segundo plano, de forma que sea posible la interacción con el servidor sin necesidad de <text:soft-page-break/>recargar la página web, mejorando la interactividad, velocidad y usabilidad de la misma. Finalmente, los datos serán almacenados, procesados y compartidos utilizando utilizando el gestor de bases de datos Microsoft SQL Server 2022, que al tratarse también de una tecnología de Microsoft permitirá una fácil integración con el resto de tecnologías. </text:p>
      <text:p text:style-name="P7"/>
      <text:p text:style-name="P7"><text:span text:style-name="T1">Glosario</text:span></text:p>
      <text:list xml:id="list2879257262" text:style-name="WWNum1">
        <text:list-item>
          <text:p text:style-name="P4"><text:span text:style-name="T1">Usuario: </text:span>Personas que utilizarán el nuevo producto (consumidores finales).</text:p>
        </text:list-item>
        <text:list-item>
          <text:p text:style-name="P5"><text:span text:style-name="T1">Cliente:</text:span> Organización que solicita la creación del producto.</text:p>
        </text:list-item>
      </text:list>
      <text:p text:style-name="P7"/>
      <text:p text:style-name="P7">Bibliografía</text:p>
      <text:p text:style-name="P8">Microsoft. (2021). .NET. Recuperado el 24 de marzo de 2023, de<text:a xlink:type="simple" xlink:href="https://dotnet.microsoft.com/es-es/" text:style-name="Default_20_Style" text:visited-style-name="Default_20_Style"> </text:a><text:a xlink:type="simple" xlink:href="https://dotnet.microsoft.com/es-es/" text:style-name="Default_20_Style" text:visited-style-name="Default_20_Style"><text:span text:style-name="T3">https://dotnet.microsoft.com/es-es/</text:span></text:a></text:p>
      <text:p text:style-name="P9">Microsoft. (2021). Desarrollo de aplicaciones web ASP.NET. Recuperado el 24 de marzo de 2023, de<text:a xlink:type="simple" xlink:href="https://learn.microsoft.com/es-es/aspnet/overview" text:style-name="Default_20_Style" text:visited-style-name="Default_20_Style"> </text:a><text:a xlink:type="simple" xlink:href="https://learn.microsoft.com/es-es/aspnet/overview" text:style-name="Default_20_Style" text:visited-style-name="Default_20_Style"><text:span text:style-name="T3">https://learn.microsoft.com/es-es/aspnet/overview</text:span></text:a></text:p>
      <text:p text:style-name="P9">Wikipedia. (s.f.). ASP.NET. En Wikipedia, la enciclopedia libre. Recuperado el 24 de marzo de 2023, de<text:a xlink:type="simple" xlink:href="https://es.wikipedia.org/wiki/ASP.NET" text:style-name="Default_20_Style" text:visited-style-name="Default_20_Style"> </text:a><text:a xlink:type="simple" xlink:href="https://es.wikipedia.org/wiki/ASP.NET" text:style-name="Default_20_Style" text:visited-style-name="Default_20_Style"><text:span text:style-name="T3">https://es.wikipedia.org/wiki/ASP.NET</text:span></text:a></text:p>
      <text:p text:style-name="P9">Tutoriales Programación YA. (s.f.). ASP.NET. Recuperado el 24 de marzo de 2023, de<text:a xlink:type="simple" xlink:href="https://www.tutorialesprogramacionya.com/aspnetya/detalleconcepto.php?codigo=73" text:style-name="Default_20_Style" text:visited-style-name="Default_20_Style"> </text:a><text:a xlink:type="simple" xlink:href="https://www.tutorialesprogramacionya.com/aspnetya/detalleconcepto.php?codigo=73" text:style-name="Default_20_Style" text:visited-style-name="Default_20_Style"><text:span text:style-name="T3">https://www.tutorialesprogramacionya.com/aspnetya/detalleconcepto.php?codigo=73</text:span></text:a></text:p>
      <text:p text:style-name="P9">Wikipedia. (s.f.). AJAX. En Wikipedia, la enciclopedia libre. Recuperado el 24 de marzo de 2023, de<text:a xlink:type="simple" xlink:href="https://es.wikipedia.org/wiki/AJAX" text:style-name="Default_20_Style" text:visited-style-name="Default_20_Style"> </text:a><text:a xlink:type="simple" xlink:href="https://es.wikipedia.org/wiki/AJAX" text:style-name="Default_20_Style" text:visited-style-name="Default_20_Style"><text:span text:style-name="T3">https://es.wikipedia.org/wiki/AJAX</text:span></text:a></text:p>
      <text:p text:style-name="P9">Jotelulu. (2022). Revisión y diferencias de SQL Server 2022. Recuperado el 24 de marzo de 2023, de<text:a xlink:type="simple" xlink:href="https://jotelulu.com/blog/revision-y-diferencias-de-sql-server-2022/" text:style-name="Default_20_Style" text:visited-style-name="Default_20_Style"> </text:a><text:a xlink:type="simple" xlink:href="https://jotelulu.com/blog/revision-y-diferencias-de-sql-server-2022/" text:style-name="Default_20_Style" text:visited-style-name="Default_20_Style"><text:span text:style-name="T3">https://jotelulu.com/blog/revision-y-diferencias-de-sql-server-2022/</text:span></text:a></text:p>
      <text:p text:style-name="P9">Gourmedia. (2017). Marketing gastronómico: cómo promocionar tu restaurante. Recuperado el 24 de marzo de 2023, de<text:a xlink:type="simple" xlink:href="https://gourmedia.es/2017/03/01/marketing-gastronomico-restaurante/" text:style-name="Default_20_Style" text:visited-style-name="Default_20_Style"> </text:a><text:a xlink:type="simple" xlink:href="https://gourmedia.es/2017/03/01/marketing-gastronomico-restaurante/" text:style-name="Default_20_Style" text:visited-style-name="Default_20_Style"><text:span text:style-name="T3">https://gourmedia.es/2017/03/01/marketing-gastronomico-restaurante/</text:span></text:a></text:p>
      <text:p text:style-name="P9">Hornero, P. (2018). Análisis y comercialización de un modelo de negocio. Dined, aplicación móvil para el servicio de restauración. (Trabajo de fin de grado). Universidad Politécnica de Valencia, España. Recuperado el 24 de marzo de 2023, de<text:a xlink:type="simple" xlink:href="https://riunet.upv.es/bitstream/handle/10251/106643/HORNERO - Análisis y comercialización de un modelo de negocio. Dined%2C aplicación móvil para el se....pdf?sequence=1&amp;isAllowed=y" text:style-name="Default_20_Style" text:visited-style-name="Default_20_Style"> </text:a><text:a xlink:type="simple" xlink:href="https://riunet.upv.es/bitstream/handle/10251/106643/HORNERO - Análisis y comercialización de un modelo de negocio. Dined%2C aplicación móvil para el se....pdf?sequence=1&amp;isAllowed=y" text:style-name="Default_20_Style" text:visited-style-name="Default_20_Style"><text:span text:style-name="T3">https://riunet.upv.es/bitstream</text:span></text:a></text:p>
      <text:p text:style-name="P23"><text:bookmark text:name="docs-internal-guid-86f4bca7-7fff-c298-9d"/><text:span text:style-name="Internet_20_link"><text:span text:style-name="T6">9 razones porque los grandes programas de recomendación de comercio electrónico tienen éxito:</text:span></text:span><text:bookmark-start text:name="__DdeLink__78_943943848"/><text:a xlink:type="simple" xlink:href="https://www.buyapowa.com/es/blog/9-razones-porque-los-grandes-programas-de-recomendacion-tienen-exito/" text:style-name="Internet_20_link" text:visited-style-name="Visited_20_Internet_20_Link"><text:span text:style-name="Internet_20_link"><text:span text:style-name="T7">https://www.buyapowa.com/es/blog/9-razones-porque-los-grandes-programas-de-recomendacion-tienen-exito/</text:span></text:span></text:a><text:bookmark-end text:name="__DdeLink__78_943943848"/></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s" fo:country="E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text-underline-style="solid" style:text-underline-width="auto" style:text-underline-color="font-color"/>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3-27T13:35:52.974625039</dc:date>
    <meta:editing-duration>PT15S</meta:editing-duration>
    <meta:editing-cycles>1</meta:editing-cycles>
    <meta:document-statistic meta:table-count="0" meta:image-count="0" meta:object-count="0" meta:page-count="2" meta:paragraph-count="29" meta:word-count="632" meta:character-count="4375" meta:non-whitespace-character-count="3779"/>
  </office:meta>
</office:document-meta>
</file>